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style:font-face style:name="times" svg:font-family="times" style:font-family-generic="roman"/>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text:list-style style:name="L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gredients</text:h>
      <text:p text:style-name="Standard">2 cups hot tea</text:p>
      <text:p text:style-name="Standard">280 grams dried fruit (or 140 grams each raisins and sultanas)</text:p>
      <text:p text:style-name="Standard">90 grams soft brown sugar</text:p>
      <text:p text:style-name="Standard">340 grams self-raising flour</text:p>
      <text:p text:style-name="Standard">1 egg</text:p>
      <text:p text:style-name="Standard">1 teaspoons mixed spice</text:p>
      <text:p text:style-name="Standard">1 lemon, grated rind</text:p>
      <text:h text:style-name="Heading_20_2" text:outline-level="2">Method</text:h>
      <text:list xml:id="list1595713528" text:style-name="L1">
        <text:list-item>
          <text:p text:style-name="P1">Put tea, and dried fruit into a bowl and leave to stand overnight.</text:p>
        </text:list-item>
        <text:list-item>
          <text:p text:style-name="P1">Strain the fruit, saving the liquid. </text:p>
        </text:list-item>
        <text:list-item>
          <text:p text:style-name="P1">Add brown sugar, lemon rind, mixed spice, egg, and sifted self-rising flour to the fruit. </text:p>
        </text:list-item>
        <text:list-item>
          <text:p text:style-name="P1">Add the liquid a bit at a time until the batter is of a soft, dropping consistency. </text:p>
        </text:list-item>
        <text:list-item>
          <text:p text:style-name="P1">Pour into a grease paper lined loaf tin.</text:p>
        </text:list-item>
        <text:list-item>
          <text:p text:style-name="P1">Bake at 160°C, for <text:s/>1½ hours.</text:p>
        </text:list-item>
        <text:list-item>
          <text:p text:style-name="P1">Turn down oven to 120°C and bake for another 1½ hours.</text:p>
        </text:list-item>
        <text:list-item>
          <text:p text:style-name="P1">Turn out and cool on a wire rack.</text:p>
        </text:list-item>
        <text:list-item>
          <text:p text:style-name="P1">When cold store in an airtight tin until required.</text:p>
        </text:list-item>
      </text:list>
      <text:p text:style-name="Standard"/>
      <text:p text:style-name="P2">This cake improves with keeping for a week or two. <text:line-break/>Serve sliced thinly and spread with but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style:font-face style:name="times" svg:font-family="times" style:font-family-generic="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fo:font-family="'Times New Roman'"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 style:font-family-complex="Tahoma, Lucidasans, 'Lucida Sans', 'Arial Unicode M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ing"><text:a xlink:type="simple" xlink:href="https://en.wikipedia.org/wiki/Bara_brith" text:style-name="Internet_20_link" text:visited-style-name="Visited_20_Internet_20_Link">Bara Brith</text:a> (Welsh Fruitcake)</text:p>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1$Linux_X86_64 LibreOffice_project/30$Build-1</meta:generator>
    <meta:initial-creator>Frank Jung</meta:initial-creator>
    <meta:creation-date>2005-05-28T17:57:42</meta:creation-date>
    <dc:creator>Frank H</dc:creator>
    <dc:date>2022-02-18T23:22:29.283020590</dc:date>
    <dc:language>en-AU</dc:language>
    <meta:editing-cycles>19</meta:editing-cycles>
    <meta:editing-duration>PT1H19M55S</meta:editing-duration>
    <meta:document-statistic meta:table-count="0" meta:image-count="0" meta:object-count="0" meta:page-count="1" meta:paragraph-count="20" meta:word-count="161" meta:character-count="818" meta:non-whitespace-character-count="683"/>
    <meta:user-defined meta:name="Info 1"/>
    <meta:user-defined meta:name="Info 2"/>
    <meta:user-defined meta:name="Info 3"/>
    <meta:user-defined meta:name="Info 4"/>
  </office:meta>
</office:document-meta>
</file>